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1" svg:font-family="'Liberation Serif'"/>
    <style:font-face style:name="Luxi Mono1" svg:font-family="'Luxi Mono'"/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uxi 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uxi Mono1" fo:language="en" fo:country="US" style:font-name-asian="Liberation Serif1" style:language-asian="en" style:country-asian="US" style:font-name-complex="Liberation Serif1" style:language-complex="en" style:country-complex="US"/>
    </style:style>
    <style:style style:name="P3" style:family="paragraph" style:parent-style-name="Standard">
      <style:text-properties style:font-name="Luxi Mono1" fo:language="en" fo:country="US" style:font-name-asian="Luxi Mono1" style:language-asian="en" style:country-asian="US" style:font-name-complex="Luxi Mono1" style:language-complex="en" style:country-complex="US"/>
    </style:style>
    <style:style style:name="P4" style:family="paragraph" style:parent-style-name="Standard">
      <style:text-properties style:font-name="Luxi Mono1" fo:font-size="6pt" fo:language="en" fo:country="US" style:font-name-asian="Luxi Mono1" style:font-size-asian="6pt" style:language-asian="en" style:country-asian="US" style:font-name-complex="Luxi Mono1" style:font-size-complex="6pt" style:language-complex="en" style:country-complex="US"/>
    </style:style>
    <style:style style:name="P5" style:family="paragraph" style:parent-style-name="Standard">
      <style:paragraph-properties fo:break-before="page"/>
      <style:text-properties style:font-name="Luxi Mono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paragraph-properties fo:break-before="page"/>
      <style:text-properties style:font-name="Luxi Mono1" fo:language="en" fo:country="US" style:font-name-asian="Luxi Mono1" style:language-asian="en" style:country-asian="US" style:font-name-complex="Luxi Mono1" style:language-complex="en" style:country-complex="US"/>
    </style:style>
    <style:style style:name="P7" style:family="paragraph" style:parent-style-name="Standard">
      <style:paragraph-properties fo:break-before="page"/>
      <style:text-properties style:font-name="Luxi Mono1" fo:font-size="6pt" fo:language="en" fo:country="US" style:font-name-asian="Luxi Mono1" style:font-size-asian="6pt" style:language-asian="en" style:country-asian="US" style:font-name-complex="Luxi Mono1" style:font-size-complex="6pt" style:language-complex="en" style:country-complex="U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 table, with chi-square (2nd example)</text:p>
      <text:p text:style-name="P1"><text:s text:c="34"/>TOPTOP <text:s text:c="13"/></text:p>
      <text:p text:style-name="P1"><text:s text:c="21"/>_________________________________</text:p>
      <text:p text:style-name="P1"><text:s text:c="28"/>trt <text:s text:c="9"/>all <text:s text:c="3"/>pvalue</text:p>
      <text:p text:style-name="P1"><text:s text:c="21"/>_________________ ________ ______</text:p>
      <text:p text:style-name="P1"><text:s text:c="24"/>A <text:s text:c="7"/>B <text:s text:c="4"/>n <text:s text:c="3"/>% <text:s text:c="8"/></text:p>
      <text:p text:style-name="P1"><text:s text:c="21"/>________ ________ __ _____ <text:s text:c="6"/></text:p>
      <text:p text:style-name="P1"><text:s text:c="21"/>n <text:s text:c="2"/>% <text:s text:c="3"/>n <text:s text:c="2"/>% <text:s text:c="18"/></text:p>
      <text:p text:style-name="P1"><text:s text:c="21"/>_ ______ _ ______ <text:s text:c="15"/></text:p>
      <text:p text:style-name="P1">TOPTOP <text:s text:c="47"/></text:p>
      <text:p text:style-name="P1"><text:s text:c="2"/>have <text:s text:c="14"/>4 <text:s/>66.67 4 <text:s/>66.67 <text:s/>8 66.67 0.5403</text:p>
      <text:p text:style-name="P1"><text:s text:c="2"/>bodysys <text:s text:c="44"/></text:p>
      <text:p text:style-name="P1"><text:s text:c="4"/>Skeletal <text:s text:c="41"/></text:p>
      <text:p text:style-name="P1"><text:s text:c="6"/>all <text:s text:c="11"/>1 <text:s/>16.67 2 <text:s/>33.33 <text:s/>3 25 <text:s text:c="3"/>1 <text:s text:c="4"/></text:p>
      <text:p text:style-name="P1"><text:s text:c="6"/>nothave <text:s text:c="7"/>5 <text:s/>83.3 <text:s/>4 <text:s/>66.7 <text:s text:c="2"/>9 75 <text:s text:c="3"/>1 <text:s text:c="4"/></text:p>
      <text:p text:style-name="P1"><text:s text:c="6"/>prefterm <text:s text:c="39"/></text:p>
      <text:p text:style-name="P1"><text:s text:c="8"/>Fracture <text:s text:c="4"/>1 <text:s/>16.67 1 <text:s/>16.67 <text:s/>2 16.67 0.4386</text:p>
      <text:p text:style-name="P1"><text:s text:c="8"/>Broken_Foot <text:s text:c="10"/>2 <text:s/>33.33 <text:s/>2 16.67 0.4386</text:p>
      <text:p text:style-name="P1"><text:s text:c="4"/>Gastro <text:s text:c="43"/></text:p>
      <text:p text:style-name="P1"><text:s text:c="6"/>all <text:s text:c="20"/>1 <text:s/>16.67 <text:s/>1 <text:s/>8.33 1 <text:s text:c="4"/></text:p>
      <text:p text:style-name="P1"><text:s text:c="6"/>nothave <text:s text:c="7"/>6 100 <text:s text:c="3"/>5 <text:s/>83.3 <text:s/>11 91.67 1 <text:s text:c="4"/></text:p>
      <text:p text:style-name="P1"><text:s text:c="6"/>prefterm <text:s text:c="39"/></text:p>
      <text:p text:style-name="P1"><text:s text:c="8"/>Bellyache <text:s text:c="12"/>1 <text:s/>16.67 <text:s/>1 <text:s/>8.33 1 <text:s text:c="4"/></text:p>
      <text:p text:style-name="P1"><text:s text:c="4"/>Cardio <text:s text:c="43"/></text:p>
      <text:p text:style-name="P1"><text:s text:c="6"/>all <text:s text:c="11"/>1 <text:s/>16.67 1 <text:s/>16.67 <text:s/>2 16.67 0.4386</text:p>
      <text:p text:style-name="P1"><text:s text:c="6"/>nothave <text:s text:c="7"/>5 <text:s/>83.3 <text:s/>5 <text:s/>83.3 <text:s/>10 83.33 0.4386</text:p>
      <text:p text:style-name="P1"><text:s text:c="6"/>prefterm <text:s text:c="39"/></text:p>
      <text:p text:style-name="P1"><text:s text:c="8"/>MI <text:s text:c="10"/>1 <text:s/>16.67 1 <text:s/>16.67 <text:s/>2 16.67 0.4386</text:p>
      <text:p text:style-name="P1"><text:s text:c="8"/>Stroke <text:s text:c="15"/>1 <text:s/>16.67 <text:s/>1 <text:s/>8.33 1 <text:s text:c="4"/></text:p>
      <text:p text:style-name="P1"><text:s text:c="4"/>CNS <text:s text:c="46"/></text:p>
      <text:p text:style-name="P1"><text:s text:c="6"/>all <text:s text:c="11"/>4 <text:s/>66.67 <text:s text:c="10"/>4 33.33 0.0662</text:p>
      <text:p text:style-name="P1"><text:s text:c="6"/>nothave <text:s text:c="7"/>2 <text:s/>33.3 <text:s/>6 100 <text:s text:c="4"/>8 66.67 0.0662</text:p>
      <text:p text:style-name="P1"><text:s text:c="6"/>prefterm <text:s text:c="39"/></text:p>
      <text:p text:style-name="P1"><text:s text:c="8"/>Headache <text:s text:c="4"/>3 <text:s/>50 <text:s text:c="13"/>3 25 <text:s text:c="3"/>0.1824</text:p>
      <text:p text:style-name="P1"><text:s text:c="8"/>Jitters <text:s text:c="5"/>1 <text:s/>16.67 <text:s text:c="10"/>1 <text:s/>8.33 1 <text:s text:c="4"/></text:p>
      <text:p text:style-name="P5"/>
      <text:p text:style-name="P2">title "AE table, with chi-square (2nd example)" ;</text:p>
      <text:p text:style-name="P2"/>
      <text:p text:style-name="P2">directoryref a="/home/robert/test" ;</text:p>
      <text:p text:style-name="P2">formatfile "/home/robert/test/formats.txt" ;</text:p>
      <text:p text:style-name="P2"/>
      <text:p text:style-name="P2">inputdset asc a/patinfo1 patid trt 1*(patid) ;</text:p>
      <text:p text:style-name="P2">inputdset asc a/ae2 patid bodysys~(format=bodysysf) prefterm~(format=ptermf) ;</text:p>
      <text:p text:style-name="P2">thing pat uniqval(patid) a/patinfo1 ;</text:p>
      <text:p text:style-name="P2">n~n(pat) ;</text:p>
      <text:p text:style-name="P2"/>
      <text:p text:style-name="P2">printto "/home/robert/test/output5" ;</text:p>
      <text:p text:style-name="P2">denom trt ;</text:p>
      <text:p text:style-name="P2"/>
      <text:p text:style-name="P2">model chisq(thisrow?*trt*n)</text:p>
      <text:p text:style-name="P2"/>
      <text:p text:style-name="P2">col (trt all)*(n %) pvalue ;</text:p>
      <text:p text:style-name="P2">row have(a/ae2) bodysys*(all nothave prefterm) ;</text:p>
      <text:p text:style-name="P2"/>
      <text:p text:style-name="P2"/>
      <text:p text:style-name="P7">Example of linear model stats in a table</text:p>
      <text:p text:style-name="P4"><text:s text:c="73"/>TOPTOP <text:s text:c="62"/></text:p>
      <text:p text:style-name="P4"><text:s text:c="11"/>___________________________________________________________________________________________________________________________________</text:p>
      <text:p text:style-name="P4"><text:s text:c="55"/>Region <text:s text:c="46"/>Model Coefficient <text:s text:c="4"/>F-statistic </text:p>
      <text:p text:style-name="P4"><text:s text:c="11"/>______________________________________________________________________________________________ ______________________ _____________</text:p>
      <text:p text:style-name="P4"><text:s text:c="20"/>East <text:s text:c="19"/>North <text:s text:c="17"/>South <text:s text:c="18"/>West <text:s text:c="10"/>Estimate <text:s text:c="2"/>T <text:s text:c="2"/>P-value <text:s text:c="2"/>F <text:s text:c="2"/>P-value</text:p>
      <text:p text:style-name="P4"><text:s text:c="11"/>_______________________ _______________________ ______________________ _______________________ ________ _____ _______ _____ _______</text:p>
      <text:p text:style-name="P4"><text:s text:c="18"/>Pairwise <text:s text:c="15"/>Pairwise <text:s text:c="15"/>Pairwise <text:s text:c="14"/>Pairwise <text:s text:c="44"/></text:p>
      <text:p text:style-name="P4"><text:s text:c="11"/>_______________________ _______________________ ______________________ _______________________ <text:s text:c="36"/></text:p>
      <text:p text:style-name="P4"><text:s text:c="11"/>Estimate <text:s text:c="2"/>T <text:s text:c="3"/>P-value Estimate <text:s text:c="2"/>T <text:s text:c="3"/>P-value Estimate <text:s text:c="2"/>T <text:s text:c="2"/>P-value Estimate <text:s text:c="2"/>T <text:s text:c="3"/>P-value <text:s text:c="36"/></text:p>
      <text:p text:style-name="P4"><text:s text:c="11"/>________ ______ _______ ________ ______ _______ ________ _____ _______ ________ ______ _______ <text:s text:c="36"/></text:p>
      <text:p text:style-name="P4">TOPTOP <text:s text:c="135"/></text:p>
      <text:p text:style-name="P4"><text:s text:c="2"/>Region <text:s text:c="133"/></text:p>
      <text:p text:style-name="P4"><text:s text:c="129"/>15921 0 <text:s text:c="5"/></text:p>
      <text:p text:style-name="P4"><text:s text:c="4"/>East <text:s text:c="26"/>-4.432 <text:s text:c="2"/>-4.515 0.0002 <text:s/>0.506 <text:s text:c="3"/>0.318 0.7536 <text:s/>-1.000 <text:s text:c="2"/>-0.986 0.3346 <text:s/>108.0 <text:s text:c="3"/>54.76 0 <text:s text:c="19"/></text:p>
      <text:p text:style-name="P4"><text:s text:c="4"/>North <text:s text:c="2"/>4.432 <text:s text:c="3"/>4.515 0.0002 <text:s text:c="25"/>4.938 <text:s text:c="3"/>3.177 0.0044 <text:s text:c="2"/>3.432 <text:s text:c="3"/>3.496 0.0020 <text:s/>112.4 <text:s text:c="3"/>56.84 0 <text:s text:c="19"/></text:p>
      <text:p text:style-name="P4"><text:s text:c="4"/>South <text:s/>-0.506 <text:s text:c="2"/>-0.318 0.7536 <text:s/>-4.938 <text:s text:c="2"/>-3.177 0.0044 <text:s text:c="24"/>-1.506 <text:s text:c="2"/>-0.946 0.3544 <text:s/>107.5 <text:s text:c="3"/>34.72 0 <text:s text:c="19"/></text:p>
      <text:p text:style-name="P4"><text:s text:c="4"/>West <text:s text:c="3"/>1.000 <text:s text:c="3"/>0.986 0.3346 <text:s/>-3.432 <text:s text:c="2"/>-3.496 0.0020 <text:s/>1.506 <text:s text:c="3"/>0.946 0.3544 <text:s text:c="25"/>109.0 <text:s text:c="3"/>55.27 0</text:p>
      <text:p text:style-name="P6"><text:span text:style-name="T3"/></text:p>
      <text:p text:style-name="P3"><text:span text:style-name="T3">title "Example of linear model stats in a table" ;</text:span></text:p>
      <text:p text:style-name="P3"><text:span text:style-name="T3"/></text:p>
      <text:p text:style-name="P3"><text:span text:style-name="T3">directoryref a="/home/robert/test" ;</text:span></text:p>
      <text:p text:style-name="P3"><text:span text:style-name="T3"/></text:p>
      <text:p text:style-name="P3"><text:span text:style-name="T3">inputdset asc a/data_lm2 region temp cscore ;</text:span></text:p>
      <text:p text:style-name="P3"><text:span text:style-name="T3"/></text:p>
      <text:p text:style-name="P3"><text:span text:style-name="T3">categorical region ;</text:span></text:p>
      <text:p text:style-name="P3"><text:span text:style-name="T3">continuous temp cscore ;</text:span></text:p>
      <text:p text:style-name="P3"><text:span text:style-name="T3"/></text:p>
      <text:p text:style-name="P3"><text:span text:style-name="T3">printto "/home/robert/test/out_lin02" ;</text:span></text:p>
      <text:p text:style-name="P3"><text:span text:style-name="T3"/></text:p>
      <text:p text:style-name="P3"><text:span text:style-name="T3"/></text:p>
      <text:p text:style-name="P3"><text:span text:style-name="T3">model lm(cscore = region-1+temp) ;</text:span></text:p>
      <text:p text:style-name="P3"><text:span text:style-name="T3"/></text:p>
      <text:p text:style-name="P3"><text:span text:style-name="T3">col region*all*( est_pw t_pw pval_pw ) all*(est t_c pval_c) all*(fvalue pvalue) ;</text:span></text:p>
      <text:p text:style-name="P3"><text:span text:style-name="T3">row region ;</text:span></text:p>
      <text:p text:style-name="P3"><text:span text:style-name="T3"/></text:p>
      <text:p text:style-name="P3"><text:span text:style-name="T3"/></text:p>
      <text:p text:style-name="P3"><text:span text:style-name="T3">label all "Pairwise" "Model Coefficient" "F-statistic" <text:s text:c="3"/>fvalue "F" pvalue "P-value" <text:s text:c="2"/>region "Region"</text:span></text:p>
      <text:p text:style-name="P3"><text:span text:style-name="T3"><text:s text:c="6"/>est_pw "Estimate" <text:s/>t_pw "T" <text:s/>pval_pw "P-value" <text:s text:c="5"/>est "Estimate" t_c "T" pval_c "P-value" <text:s/>;</text:span> <text:s text:c="19"/></text:p>
      <text:p text:style-name="P6">Example of 3 categorical variables: summary stats and chi-square for each</text:p>
      <text:p text:style-name="P3"><text:s text:c="27"/>TOPTOP <text:s text:c="15"/></text:p>
      <text:p text:style-name="P3"><text:s text:c="12"/>_____________________________________</text:p>
      <text:p text:style-name="P3"><text:s text:c="19"/>trt <text:s text:c="7"/>chisqvalue <text:s/>pvalue </text:p>
      <text:p text:style-name="P3"><text:s text:c="12"/>_________________ __________ ________</text:p>
      <text:p text:style-name="P3"><text:s text:c="15"/>A <text:s text:c="7"/>B <text:s text:c="23"/></text:p>
      <text:p text:style-name="P3"><text:s text:c="12"/>________ ________ <text:s text:c="19"/></text:p>
      <text:p text:style-name="P3"><text:s text:c="12"/>n <text:s text:c="2"/>% <text:s text:c="3"/>n <text:s text:c="2"/>% <text:s text:c="22"/></text:p>
      <text:p text:style-name="P3"><text:s text:c="12"/>_ ______ _ ______ <text:s text:c="19"/></text:p>
      <text:p text:style-name="P3">TOPTOP <text:s text:c="42"/></text:p>
      <text:p text:style-name="P3"><text:s text:c="2"/>zcode <text:s text:c="41"/></text:p>
      <text:p text:style-name="P3"><text:s text:c="30"/>8.333 <text:s text:c="5"/>0.003892</text:p>
      <text:p text:style-name="P3"><text:s text:c="4"/>7 <text:s text:c="6"/>6 100 <text:s text:c="31"/></text:p>
      <text:p text:style-name="P3"><text:s text:c="4"/>8 <text:s text:c="15"/>6 100 <text:s text:c="22"/></text:p>
      <text:p text:style-name="P3"><text:s text:c="2"/>color <text:s text:c="41"/></text:p>
      <text:p text:style-name="P3"><text:s text:c="30"/>3 <text:s text:c="9"/>0.08326 </text:p>
      <text:p text:style-name="P3"><text:s text:c="4"/>blue <text:s text:c="3"/>1 <text:s/>16.67 5 <text:s/>83.33 <text:s text:c="19"/></text:p>
      <text:p text:style-name="P3"><text:s text:c="4"/>red <text:s text:c="4"/>5 <text:s/>83.33 1 <text:s/>16.67 <text:s text:c="19"/></text:p>
      <text:p text:style-name="P3"><text:s text:c="2"/>gender <text:s text:c="40"/></text:p>
      <text:p text:style-name="P3"><text:s text:c="30"/>0.3333 <text:s text:c="4"/>0.5637 <text:s/></text:p>
      <text:p text:style-name="P3"><text:s text:c="4"/>female <text:s/>2 <text:s/>33.33 4 <text:s/>66.67 <text:s text:c="19"/></text:p>
      <text:p text:style-name="P3"><text:s text:c="4"/>male <text:s text:c="3"/>4 <text:s/>66.67 2 <text:s/>33.33 <text:s text:c="19"/></text:p>
      <text:p text:style-name="P3"><text:s text:c="2"/>agegrp <text:s text:c="40"/></text:p>
      <text:p text:style-name="P3"><text:s text:c="30"/>0.3333 <text:s text:c="4"/>0.5637 <text:s/></text:p>
      <text:p text:style-name="P3"><text:s text:c="4"/>0 <text:s text:c="6"/>3 <text:s/>50 <text:s text:c="3"/>3 <text:s/>50 <text:s text:c="22"/></text:p>
      <text:p text:style-name="P3"><text:s text:c="4"/>1 <text:s text:c="6"/>3 <text:s/>50 <text:s text:c="3"/>3 <text:s/>50 <text:s text:c="22"/></text:p>
      <text:p text:style-name="P6"/>
      <text:p text:style-name="P3">title "Example of 3 categorical variables: summary stats and chi-square for each" ;</text:p>
      <text:p text:style-name="P3"/>
      <text:p text:style-name="P3">directoryref a="/home/robert/test" ;</text:p>
      <text:p text:style-name="P3"/>
      <text:p text:style-name="P3">inputdset asc a/patinfo1 patid trt zcode color gender agegrp 1*(patid) ;</text:p>
      <text:p text:style-name="P3">inputdset asc a/ae1 patid bodysys prefterm ;</text:p>
      <text:p text:style-name="P3"># leave out pat defn for this test program </text:p>
      <text:p text:style-name="P3"/>
      <text:p text:style-name="P3">printto "/home/robert/test/output3" ;</text:p>
      <text:p text:style-name="P3">denom trt ;</text:p>
      <text:p text:style-name="P3">model chisq(thisrowcat*trt*n)</text:p>
      <text:p text:style-name="P3">col trt*(n %) chisqvalue pvalue ;</text:p>
      <text:p text:style-name="P3">row zcode color gender agegrp 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1" svg:font-family="'Liberation Serif'"/>
    <style:font-face style:name="Luxi Mono1" svg:font-family="'Luxi Mono'"/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3T10:02:41</meta:creation-date>
    <meta:document-statistic meta:table-count="0" meta:image-count="0" meta:object-count="0" meta:page-count="6" meta:paragraph-count="112" meta:word-count="550" meta:character-count="7041"/>
    <dc:date>2011-05-23T10:29:21</dc:date>
    <meta:editing-duration>PT00H10M27S</meta:editing-duration>
    <meta:editing-cycles>1</meta:editing-cycles>
    <meta:generator>OpenOffice.org/3.1$Linux OpenOffice.org_project/310m19$Build-9420</meta:generator>
  </office:meta>
</office:document-meta>
</file>